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break-before="page"/>
      <style:text-properties fo:font-size="20pt" style:font-size-asian="20pt" style:font-size-complex="2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ize="20pt" style:font-size-asian="20pt" style:font-size-complex="20pt"/>
    </style:style>
    <style:style style:name="T1" style:family="text">
      <style:text-properties fo:font-size="10.5pt" style:font-size-asian="9.14999961853027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影像處理</text:p>
      <text:p text:style-name="P1"/>
      <text:p text:style-name="P2">作業1</text:p>
      <text:p text:style-name="P2"/>
      <text:p text:style-name="P2"/>
      <text:p text:style-name="P2"/>
      <text:p text:style-name="P4"/>
      <text:p text:style-name="P3">潘韋成</text:p>
      <text:p text:style-name="P3">494410006</text:p>
      <text:p text:style-name="P3"/>
      <text:p text:style-name="P3"/>
      <text:p text:style-name="P4"/>
      <text:p text:style-name="P4">Due Date: 4/13</text:p>
      <text:p text:style-name="P4"/>
      <text:p text:style-name="P4">Date Handed In: 4/14</text:p>
      <text:p text:style-name="P5">Technical Description</text:p>
      <text:p text:style-name="P6"><text:span text:style-name="T1">本次解讀BitMaP檔案，是直接根據規格描述所實作而成。並對解讀後的像素矩陣作</text:span><text:bookmark text:name="firstHeading"/><text:span text:style-name="T1">Histogram equalization。</text:span></text:p>
      <text:p text:style-name="P7"><text:span text:style-name="T1">程式架構為，以Image為Base class，在其上實作存檔，讀檔，</text:span><text:bookmark text:name="firstHeading1"/><text:span text:style-name="T1">Histogram equalization。Bitmap為Image的sub-class，覆寫讀寫header等功能。</text:span></text:p>
      <text:p text:style-name="P7"><text:span text:style-name="T1">程式的使用方式為：</text:span></text:p>
      <text:p text:style-name="P7"><text:span text:style-name="T1">$ make</text:span></text:p>
      <text:p text:style-name="P7"><text:span text:style-name="T1">$ ./demo &lt;輸入影像&gt; &lt;輸出影像&gt;</text:span></text:p>
      <text:p text:style-name="P7"><text:span text:style-name="T1"/></text:p>
      <text:p text:style-name="P8">Experimental Result</text:p>
      <text:p text:style-name="P7"><text:span text:style-name="T1">結果讓輸入影像整體變得較明亮，對比更明顯，但是細部會漏失掉。</text:span></text:p>
      <text:p text:style-name="P7"><text:span text:style-name="T1"/></text:p>
      <text:p text:style-name="P8">Discussion</text:p>
      <text:p text:style-name="P7"><text:span text:style-name="T1">這次並沒有實作其他格式的支援，因為sample非常單純。</text:span></text:p>
      <text:p text:style-name="P7"><text:span text:style-name="T1"/></text:p>
      <text:p text:style-name="P8">Reference</text:p>
      <text:p text:style-name="P7"><text:span text:style-name="T1">Wikipedia(en): http://en.wikipedia.org/wiki/BMP_file_form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4T22:01:59</meta:creation-date>
    <dc:date>2009-04-14T22:19:56</dc:date>
    <meta:editing-duration>PT00H17M57S</meta:editing-duration>
    <meta:editing-cycles>4</meta:editing-cycles>
    <meta:generator>OpenOffice.org/3.0$Unix OpenOffice.org_project/300m15$Build-9379</meta:generator>
    <meta:document-statistic meta:table-count="0" meta:image-count="0" meta:object-count="0" meta:page-count="2" meta:paragraph-count="18" meta:word-count="58" meta:character-count="423"/>
  </office:meta>
</office:document-meta>
</file>